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cccccc" draw:opacity="100%" draw:textarea-horizontal-align="justify" draw:textarea-vertical-align="middle" draw:auto-grow-height="false" fo:min-height="13.36cm" fo:min-width="12.36cm" loext:decorative="false"/>
    </style:style>
    <style:style style:name="gr2" style:family="graphic" style:parent-style-name="standard">
      <style:graphic-properties svg:stroke-color="#e6e905" draw:fill-color="#ffff6d" draw:textarea-horizontal-align="justify" draw:textarea-vertical-align="middle" draw:auto-grow-height="false" fo:min-height="1.14cm" fo:min-width="4.001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3cm" fo:min-width="10.2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29cm" fo:min-width="10.25cm" loext:decorative="false"/>
      <style:paragraph-properties style:writing-mode="lr-tb"/>
    </style:style>
    <style:style style:name="gr5" style:family="graphic" style:parent-style-name="standard">
      <style:graphic-properties svg:stroke-color="#a7074b" draw:fill-color="#e16173" draw:textarea-horizontal-align="justify" draw:textarea-vertical-align="middle" draw:auto-grow-height="false" fo:min-height="2cm" fo:min-width="9cm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2.449cm" fo:min-width="10.25cm" loext:decorative="false"/>
      <style:paragraph-properties style:writing-mode="lr-tb"/>
    </style:style>
    <style:style style:name="gr8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Extrémités_20_de_20_flèche_20_3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Extrémités_20_de_20_flèche_20_11" draw:marker-end-width="0.3cm" draw:fill="none" draw:textarea-vertical-align="middle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862cm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13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Extrémités_20_de_20_flèche_20_14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Extrémités_20_de_20_flèche_20_16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Extrémités_20_de_20_flèche_20_17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Extrémités_20_de_20_flèche_20_19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Extrémités_20_de_20_flèche_20_20" draw:marker-end-width="0.3cm" draw:fill="none" draw:textarea-vertical-align="middle" loext:decorative="false"/>
    </style:style>
    <style:style style:name="P1" style:family="paragraph">
      <loext:graphic-properties draw:fill-color="#cccccc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6d"/>
      <style:paragraph-properties fo:text-align="center"/>
    </style:style>
    <style:style style:name="P4" style:family="paragraph">
      <loext:graphic-properties draw:fill-color="#e1617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T1" style:family="text">
      <style:text-properties fo:font-size="3pt" style:font-size-asian="3pt" style:font-size-complex="3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14.25cm" svg:height="15cm" svg:x="3.5cm" svg:y="10.7cm">
          <text:p/>
          <draw:enhanced-geometry svg:viewBox="0 0 21600 21600" draw:glue-points="10800 0 0 10800 10800 21600 21600 10800" draw:path-stretchpoint-x="10800" draw:path-stretchpoint-y="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2" draw:text-style-name="P3" xml:id="id1" draw:id="id1" draw:layer="layout" svg:width="4.5cm" svg:height="1.75cm" svg:x="8.375cm" svg:y="1.5cm">
          <text:p text:style-name="P2">Début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xml:id="id2" draw:id="id2" draw:layer="layout" svg:width="10.75cm" svg:height="1.38cm" svg:x="5.25cm" svg:y="4cm">
          <text:p text:style-name="P2">Animation du début du tou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2" xml:id="id3" draw:id="id3" draw:layer="layout" svg:width="10.75cm" svg:height="1.379cm" svg:x="5.25cm" svg:y="6.184cm">
          <text:p text:style-name="P2">Les unités chargées attaquen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xml:id="id4" draw:id="id4" draw:layer="layout" svg:width="10.75cm" svg:height="1.38cm" svg:x="5.25cm" svg:y="8.416cm">
          <text:p text:style-name="P2">Les unités avancent au maximu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7" draw:id="id7" draw:layer="layout" svg:width="9.5cm" svg:height="2.25cm" svg:x="5.875cm" svg:y="14.7cm">
          <text:p text:style-name="P2">Attendre une action du joueur</text:p>
          <text:p text:style-name="P2"><text:span text:style-name="T1"/></text:p>
          <text:p text:style-name="P2">(Clique sur un pion / un bouton)</text:p>
          <draw:enhanced-geometry svg:viewBox="0 0 21600 21600" draw:glue-points="10800 0 0 10800 10800 21600 21600 10800" draw:type="flowchart-process" draw:enhanced-path="M 0 0 L 21600 0 21600 21600 0 21600 0 0 Z N"/>
        </draw:custom-shape>
        <draw:g draw:style-name="gr6" xml:id="id9" draw:id="id9">
          <draw:custom-shape draw:style-name="gr7" draw:text-style-name="P2" draw:layer="layout" svg:width="10.75cm" svg:height="2.699cm" svg:x="5.452cm" svg:y="17.851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7" draw:text-style-name="P2" draw:layer="layout" svg:width="10.75cm" svg:height="2.699cm" svg:x="5.251cm" svg:y="18.051cm">
            <text:p text:style-name="P2"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7" draw:text-style-name="P2" draw:layer="layout" svg:width="10.75cm" svg:height="2.699cm" svg:x="5.05cm" svg:y="18.251cm">
            <text:p text:style-name="P2">Effectuer l’action en conséquent</text:p>
            <text:p text:style-name="P2"><text:span text:style-name="T1"/></text:p>
            <text:p text:style-name="P2">(Sélectionner / déplacer / supprimer un pion, appeler des renforts, ...)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</draw:g>
        <draw:custom-shape draw:style-name="gr3" draw:text-style-name="P2" xml:id="id6" draw:id="id6" draw:layer="layout" svg:width="10.75cm" svg:height="1.38cm" svg:x="5.25cm" svg:y="22.05cm">
          <text:p text:style-name="P2">Retirer un point d’acti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8" draw:text-style-name="P5" draw:layer="layout" svg:x1="10.625cm" svg:y1="3.25cm" svg:x2="10.625cm" svg:y2="4cm" draw:start-shape="id1" draw:start-glue-point="6" draw:end-shape="id2" draw:end-glue-point="4" svg:d="M10625 3250v750" svg:viewBox="0 0 1 751">
          <text:p/>
        </draw:connector>
        <draw:connector draw:style-name="gr9" draw:text-style-name="P5" draw:layer="layout" svg:x1="10.625cm" svg:y1="5.38cm" svg:x2="10.625cm" svg:y2="6.184cm" draw:start-shape="id2" draw:start-glue-point="6" draw:end-shape="id3" draw:end-glue-point="4" svg:d="M10625 5380v804" svg:viewBox="0 0 1 805">
          <text:p/>
        </draw:connector>
        <draw:connector draw:style-name="gr10" draw:text-style-name="P5" draw:layer="layout" svg:x1="10.625cm" svg:y1="7.563cm" svg:x2="10.625cm" svg:y2="8.416cm" draw:start-shape="id3" draw:start-glue-point="6" draw:end-shape="id4" draw:end-glue-point="4" svg:d="M10625 7563v853" svg:viewBox="0 0 1 854">
          <text:p/>
        </draw:connector>
        <draw:connector draw:style-name="gr11" draw:text-style-name="P5" draw:layer="layout" svg:x1="10.625cm" svg:y1="9.796cm" svg:x2="10.625cm" svg:y2="10.7cm" draw:start-shape="id4" draw:start-glue-point="6" draw:end-shape="id5" draw:end-glue-point="4" svg:d="M10625 9796v904" svg:viewBox="0 0 1 905">
          <text:p/>
        </draw:connector>
        <draw:frame draw:style-name="gr12" draw:text-style-name="P7" xml:id="id8" draw:id="id8" draw:layer="layout" svg:width="11.75cm" svg:height="2.112cm" svg:x="4.75cm" svg:y="11.138cm">
          <draw:text-box>
            <text:p text:style-name="P6"><text:span text:style-name="T2">Tant qu’il reste des points d’action :</text:span></text:p>
            <text:p text:style-name="P6"><text:span text:style-name="T2">Phase d’action</text:span></text:p>
          </draw:text-box>
        </draw:frame>
        <draw:connector draw:style-name="gr13" draw:text-style-name="P5" draw:layer="layout" draw:line-skew="0.498cm -12.002cm -0.449cm" svg:x1="10.625cm" svg:y1="23.43cm" svg:x2="10.625cm" svg:y2="14.7cm" draw:start-shape="id6" draw:start-glue-point="6" draw:end-shape="id7" draw:end-glue-point="4" svg:d="M10625 23430v1000h-6125v-10680h6125v950" svg:viewBox="0 0 6126 10681">
          <text:p/>
        </draw:connector>
        <draw:connector draw:style-name="gr14" draw:text-style-name="P5" draw:layer="layout" svg:x1="10.625cm" svg:y1="13.25cm" svg:x2="10.625cm" svg:y2="14.7cm" draw:start-shape="id8" draw:start-glue-point="2" draw:end-shape="id7" draw:end-glue-point="4" svg:d="M10625 13250v1450" svg:viewBox="0 0 1 1451">
          <text:p/>
        </draw:connector>
        <draw:connector draw:style-name="gr15" draw:text-style-name="P5" draw:layer="layout" svg:x1="10.625cm" svg:y1="16.95cm" svg:x2="10.626cm" svg:y2="17.851cm" draw:start-shape="id7" draw:start-glue-point="6" draw:end-shape="id9" draw:end-glue-point="0" svg:d="M10625 16950v451h1v450" svg:viewBox="0 0 2 902">
          <text:p/>
        </draw:connector>
        <draw:connector draw:style-name="gr16" draw:text-style-name="P5" draw:layer="layout" svg:x1="10.626cm" svg:y1="20.95cm" svg:x2="10.625cm" svg:y2="22.05cm" draw:start-shape="id9" draw:start-glue-point="2" draw:end-shape="id6" draw:end-glue-point="4" svg:d="M10626 20950v550h-1v550" svg:viewBox="0 0 2 1101">
          <text:p/>
        </draw:connector>
        <draw:custom-shape draw:style-name="gr3" draw:text-style-name="P2" xml:id="id10" draw:id="id10" draw:layer="layout" svg:width="10.75cm" svg:height="1.38cm" svg:x="5.251cm" svg:y="26.351cm">
          <text:p text:style-name="P2">Changer de joueu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7" draw:text-style-name="P5" draw:layer="layout" svg:x1="10.625cm" svg:y1="23.43cm" svg:x2="10.626cm" svg:y2="26.351cm" draw:start-shape="id6" draw:start-glue-point="6" draw:end-shape="id10" draw:end-glue-point="4" svg:d="M10625 23430v1461h1v1460" svg:viewBox="0 0 2 2922">
          <text:p/>
        </draw:connector>
        <draw:connector draw:style-name="gr18" draw:text-style-name="P5" draw:layer="layout" draw:line-skew="0.267cm -2.499cm" svg:x1="10.626cm" svg:y1="27.731cm" svg:x2="5.25cm" svg:y2="4.69cm" draw:start-shape="id10" draw:start-glue-point="6" draw:end-shape="id2" draw:end-glue-point="5" svg:d="M10626 27731v769h-8376v-23810h3000" svg:viewBox="0 0 8377 238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4T20:12:31.027000000</meta:creation-date>
    <dc:date>2024-12-04T20:47:13.197000000</dc:date>
    <meta:editing-duration>PT34M18S</meta:editing-duration>
    <meta:editing-cycles>43</meta:editing-cycles>
    <meta:generator>LibreOffice/24.8.3.2$Windows_X86_64 LibreOffice_project/48a6bac9e7e268aeb4c3483fcf825c94556d9f92</meta:generator>
    <meta:print-date>2024-12-04T20:46:17.033000000</meta:print-date>
    <meta:printed-by>Fichiers PDF</meta:printed-by>
    <meta:document-statistic meta:object-count="23"/>
  </office:meta>
</office:document-meta>
</file>